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Kai HK" svg:font-family="'AR PL UKai HK'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Liberation Sans1" svg:font-family="'Liberation Sans'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111111" draw:fill-color="#808080" draw:opacity="13%" draw:textarea-horizontal-align="justify" draw:textarea-vertical-align="middle" draw:auto-grow-height="false" fo:min-height="7.702cm" fo:min-width="10.302cm"/>
    </style:style>
    <style:style style:name="gr2" style:family="graphic" style:parent-style-name="standard">
      <style:graphic-properties draw:stroke="dash" draw:stroke-dash="Fine_20_Dashed" svg:stroke-color="#111111" draw:fill-color="#808080" draw:opacity="13%" draw:textarea-horizontal-align="justify" draw:textarea-vertical-align="middle" draw:auto-grow-height="false" fo:min-height="8.268cm" fo:min-width="2.218cm"/>
    </style:style>
    <style:style style:name="gr3" style:family="graphic" style:parent-style-name="standard">
      <style:graphic-properties draw:stroke="dash" draw:stroke-dash="Ultrafine_20_Dashed" svg:stroke-color="#111111" draw:fill-color="#999966" draw:opacity="100%" draw:opacity-name="Transparency_20_96" draw:textarea-horizontal-align="justify" draw:textarea-vertical-align="middle" draw:auto-grow-height="false" fo:min-height="5.724cm" fo:min-width="6.252cm" fo:wrap-option="no-wrap"/>
    </style:style>
    <style:style style:name="gr4" style:family="graphic" style:parent-style-name="standard">
      <style:graphic-properties svg:stroke-color="#00331a" draw:fill-color="#579d1c" draw:textarea-horizontal-align="justify" draw:textarea-vertical-align="middle" draw:auto-grow-height="false" fo:min-height="0.318cm" fo:min-width="1.377cm"/>
    </style:style>
    <style:style style:name="gr5" style:family="graphic" style:parent-style-name="standard">
      <style:graphic-properties svg:stroke-color="#000000" draw:fill-color="#330000" draw:textarea-horizontal-align="justify" draw:textarea-vertical-align="middle" draw:auto-grow-height="false" fo:min-height="0.427cm" fo:min-width="2.825cm"/>
    </style:style>
    <style:style style:name="gr6" style:family="graphic" style:parent-style-name="standard">
      <style:graphic-properties draw:fill-color="#004586" draw:textarea-horizontal-align="justify" draw:textarea-vertical-align="middle" draw:auto-grow-height="false" fo:min-height="0.189cm" fo:min-width="7.935cm"/>
    </style:style>
    <style:style style:name="gr7" style:family="graphic" style:parent-style-name="standard">
      <style:graphic-properties svg:stroke-color="#00331a" draw:fill-color="#579d1c" draw:textarea-horizontal-align="justify" draw:textarea-vertical-align="middle" draw:auto-grow-height="false" fo:min-height="0.339cm" fo:min-width="1.38cm"/>
    </style:style>
    <style:style style:name="gr8" style:family="graphic" style:parent-style-name="standard">
      <style:graphic-properties svg:stroke-color="#00331a" draw:fill-color="#ffcc00" draw:textarea-horizontal-align="justify" draw:textarea-vertical-align="middle" draw:auto-grow-height="false" fo:min-height="1.998cm" fo:min-width="1.757cm"/>
    </style:style>
    <style:style style:name="gr9" style:family="graphic" style:parent-style-name="standard">
      <style:graphic-properties draw:fill-color="#b39b3f" draw:textarea-horizontal-align="justify" draw:textarea-vertical-align="middle" draw:auto-grow-height="false" fo:min-height="0.575cm" fo:min-width="3.215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389cm" fo:min-width="7.922cm"/>
    </style:style>
    <style:style style:name="gr11" style:family="graphic" style:parent-style-name="standard">
      <style:graphic-properties svg:stroke-color="#00331a" draw:fill-color="#5189c2" draw:textarea-horizontal-align="justify" draw:textarea-vertical-align="middle" draw:auto-grow-height="false" fo:min-height="1.241cm" fo:min-width="1.456cm"/>
    </style:style>
    <style:style style:name="gr12" style:family="graphic" style:parent-style-name="standard">
      <style:graphic-properties svg:stroke-color="#00331a" draw:fill-color="#cf7133" draw:textarea-horizontal-align="justify" draw:textarea-vertical-align="middle" draw:auto-grow-height="false" fo:min-height="0.283cm" fo:min-width="0.872cm"/>
    </style:style>
    <style:style style:name="gr13" style:family="graphic" style:parent-style-name="standard">
      <style:graphic-properties svg:stroke-color="#00331a" draw:fill-color="#007826" draw:textarea-horizontal-align="justify" draw:textarea-vertical-align="middle" draw:auto-grow-height="false" fo:min-height="0.283cm" fo:min-width="0.872cm"/>
    </style:style>
    <style:style style:name="gr14" style:family="graphic" style:parent-style-name="standard">
      <style:graphic-properties draw:fill-color="#993366" draw:textarea-horizontal-align="justify" draw:textarea-vertical-align="middle" draw:auto-grow-height="false" fo:min-height="4.045cm" fo:min-width="1.186cm"/>
    </style:style>
    <style:style style:name="gr15" style:family="graphic" style:parent-style-name="standard">
      <style:graphic-properties draw:fill-color="#76c7bc" draw:textarea-horizontal-align="justify" draw:textarea-vertical-align="middle" draw:auto-grow-height="false" fo:min-height="0.928cm" fo:min-width="0.695cm"/>
    </style:style>
    <style:style style:name="gr16" style:family="graphic" style:parent-style-name="standard">
      <style:graphic-properties draw:fill-color="#76c7bc" draw:textarea-horizontal-align="justify" draw:textarea-vertical-align="middle" draw:auto-grow-height="false" fo:min-height="1.244cm" fo:min-width="1.199cm"/>
    </style:style>
    <style:style style:name="gr17" style:family="graphic" style:parent-style-name="standard">
      <style:graphic-properties draw:textarea-horizontal-align="justify" draw:textarea-vertical-align="middle" draw:auto-grow-height="false" fo:min-height="0.203cm" fo:min-width="0cm" draw:shadow="hidden"/>
    </style:style>
    <style:style style:name="gr18" style:family="graphic" style:parent-style-name="standard">
      <style:graphic-properties svg:stroke-color="#00331a" draw:fill-color="#996633" draw:textarea-horizontal-align="justify" draw:textarea-vertical-align="middle" draw:auto-grow-height="false" fo:min-height="2.14cm" fo:min-width="0.355cm"/>
    </style:style>
    <style:style style:name="gr19" style:family="graphic" style:parent-style-name="standard">
      <style:graphic-properties draw:stroke="none" draw:fill="none" fo:min-height="0.629cm"/>
    </style:style>
    <style:style style:name="gr20" style:family="graphic" style:parent-style-name="standard">
      <style:graphic-properties draw:fill-color="#1a7dd7" draw:textarea-vertical-align="middle" draw:auto-grow-height="false" fo:min-height="0.043cm" fo:min-width="1.001cm"/>
    </style:style>
    <style:style style:name="gr21" style:family="graphic" style:parent-style-name="standard">
      <style:graphic-properties svg:stroke-color="#666666" draw:fill-color="#dddddd" draw:textarea-horizontal-align="justify" draw:textarea-vertical-align="middle" draw:auto-grow-height="false" fo:min-height="0.325cm" fo:min-width="0.64cm" fo:wrap-option="no-wrap"/>
    </style:style>
    <style:style style:name="gr22" style:family="graphic" style:parent-style-name="objectwithoutfill">
      <style:graphic-properties svg:stroke-color="#9933ff" draw:marker-end="Arrow" draw:marker-end-width="0.1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76cm"/>
    </style:style>
    <style:style style:name="gr24" style:family="graphic" style:parent-style-name="objectwithoutfill">
      <style:graphic-properties svg:stroke-color="#0000ff" draw:marker-end="Arrow" draw:marker-end-width="0.1cm" draw:fill="none" draw:textarea-vertical-align="middle"/>
    </style:style>
    <style:style style:name="gr25" style:family="graphic" style:parent-style-name="standard">
      <style:graphic-properties svg:stroke-color="#666666" draw:fill-color="#dddddd" draw:textarea-horizontal-align="justify" draw:textarea-vertical-align="middle" draw:auto-grow-height="false" fo:min-height="1.233cm" fo:min-width="1.484cm" fo:wrap-option="no-wrap"/>
    </style:style>
    <style:style style:name="gr26" style:family="graphic" style:parent-style-name="standard">
      <style:graphic-properties draw:stroke="none" svg:stroke-width="0cm" svg:stroke-color="#a305f9" draw:marker-end="Arrow" draw:marker-end-width="0.1cm" draw:fill="solid" draw:fill-color="#a305f9" draw:opacity="100%" draw:textarea-horizontal-align="center" draw:textarea-vertical-align="middle"/>
    </style:style>
    <style:style style:name="gr27" style:family="graphic" style:parent-style-name="standard">
      <style:graphic-properties draw:stroke="solid" svg:stroke-width="0cm" svg:stroke-color="#a305f9" draw:marker-start-width="0cm" draw:marker-end="Arrow" draw:marker-end-width="0cm" draw:fill="none" draw:fill-color="#a305f9" draw:opacity="100%" draw:textarea-horizontal-align="center" draw:textarea-vertical-align="middle"/>
    </style:style>
    <style:style style:name="gr28" style:family="graphic" style:parent-style-name="standard">
      <style:graphic-properties svg:stroke-color="#808080" draw:fill-color="#dddddd" draw:textarea-horizontal-align="justify" draw:textarea-vertical-align="middle" draw:auto-grow-height="false" fo:min-height="0.839cm" fo:min-width="1.707cm" fo:wrap-option="no-wrap"/>
    </style:style>
    <style:style style:name="gr29" style:family="graphic" style:parent-style-name="standard">
      <style:graphic-properties svg:stroke-color="#808080" draw:fill-color="#dddddd" draw:textarea-horizontal-align="justify" draw:textarea-vertical-align="middle" draw:auto-grow-height="false" fo:min-height="0.56cm" fo:min-width="1.106cm" fo:wrap-option="no-wrap"/>
    </style:style>
    <style:style style:name="gr30" style:family="graphic" style:parent-style-name="objectwithoutfill">
      <style:graphic-properties svg:stroke-color="#cc00cc" draw:marker-end="Arrow" draw:marker-end-width="0.1cm" draw:fill="none" draw:textarea-vertical-align="middle"/>
    </style:style>
    <style:style style:name="gr31" style:family="graphic" style:parent-style-name="objectwithoutfill">
      <style:graphic-properties svg:stroke-color="#3333ff" draw:marker-end="Arrow" draw:marker-end-width="0.1cm" draw:fill="none" draw:textarea-vertical-align="middle"/>
    </style:style>
    <style:style style:name="gr32" style:family="graphic" style:parent-style-name="standard">
      <style:graphic-properties svg:stroke-color="#808080" draw:fill-color="#dddddd" draw:textarea-horizontal-align="justify" draw:textarea-vertical-align="middle" draw:auto-grow-height="false" fo:min-height="1.643cm" fo:min-width="3.35cm" fo:wrap-option="no-wrap"/>
    </style:style>
    <style:style style:name="gr33" style:family="graphic" style:parent-style-name="standard">
      <style:graphic-properties svg:stroke-color="#808080" draw:fill-color="#dddddd" draw:textarea-horizontal-align="justify" draw:textarea-vertical-align="middle" draw:auto-grow-height="false" fo:min-height="0.923cm" fo:min-width="1.272cm" fo:wrap-option="no-wrap"/>
    </style:style>
    <style:style style:name="gr34" style:family="graphic" style:parent-style-name="standard">
      <style:graphic-properties draw:fill-color="#cc99cc" draw:textarea-horizontal-align="justify" draw:textarea-vertical-align="middle" draw:auto-grow-height="false" fo:min-height="0.228cm" fo:min-width="1.003cm"/>
    </style:style>
    <style:style style:name="gr35" style:family="graphic" style:parent-style-name="standard">
      <style:graphic-properties draw:fill-color="#6699cc" draw:textarea-horizontal-align="justify" draw:textarea-vertical-align="middle" draw:auto-grow-height="false" fo:min-height="0.234cm" fo:min-width="0.964cm"/>
    </style:style>
    <style:style style:name="gr36" style:family="graphic" style:parent-style-name="standard">
      <style:graphic-properties draw:stroke="none" svg:stroke-color="#000000" draw:fill="none" draw:fill-color="#ffffff" fo:min-height="0.441cm"/>
    </style:style>
    <style:style style:name="gr37" style:family="graphic" style:parent-style-name="objectwithoutfill">
      <style:graphic-properties draw:stroke="dash" draw:stroke-dash="Fine_20_Dashed" svg:stroke-color="#660066" draw:fill="none" draw:textarea-vertical-align="middle"/>
    </style:style>
    <style:style style:name="gr38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stroke="dash" draw:stroke-dash="Ultra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color="#808080" draw:fill-color="#dddddd" draw:textarea-horizontal-align="justify" draw:textarea-vertical-align="middle" draw:auto-grow-height="false" fo:min-height="0.568cm" fo:min-width="0.863cm" fo:wrap-option="no-wrap"/>
    </style:style>
    <style:style style:name="gr41" style:family="graphic" style:parent-style-name="standard">
      <style:graphic-properties svg:stroke-color="#808080" draw:fill-color="#dddddd" draw:textarea-horizontal-align="justify" draw:textarea-vertical-align="middle" draw:auto-grow-height="false" fo:min-height="0.432cm" fo:min-width="0.664cm" fo:wrap-option="no-wrap"/>
    </style:style>
    <style:style style:name="gr42" style:family="graphic" style:parent-style-name="standard">
      <style:graphic-properties svg:stroke-color="#808080" draw:fill-color="#dddddd" draw:textarea-horizontal-align="justify" draw:textarea-vertical-align="middle" draw:auto-grow-height="false" fo:min-height="0.48cm" fo:min-width="0.827cm" fo:wrap-option="no-wrap"/>
    </style:style>
    <style:style style:name="gr43" style:family="graphic" style:parent-style-name="standard">
      <style:graphic-properties svg:stroke-color="#808080" draw:fill-color="#dddddd" draw:textarea-horizontal-align="justify" draw:textarea-vertical-align="middle" draw:auto-grow-height="false" fo:min-height="0.836cm" fo:min-width="0.886cm" fo:wrap-option="no-wrap"/>
    </style:style>
    <style:style style:name="gr44" style:family="graphic" style:parent-style-name="objectwithoutfill">
      <style:graphic-properties draw:stroke="dash" draw:stroke-dash="Fine_20_Dashed" svg:stroke-width="0.035cm" svg:stroke-color="#fb260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fo:min-height="0.971cm"/>
    </style:style>
    <style:style style:name="gr46" style:family="graphic" style:parent-style-name="objectwithoutfill">
      <style:graphic-properties draw:stroke="solid" draw:stroke-dash="Ultrafine_20_Dashed" svg:stroke-width="0.035cm" svg:stroke-color="#00cc3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0.219cm" fo:min-width="0.239cm" fo:wrap-option="no-wrap"/>
    </style:style>
    <style:style style:name="gr48" style:family="graphic" style:parent-style-name="standard">
      <style:graphic-properties svg:stroke-color="#808080" draw:fill-color="#dddddd" draw:textarea-horizontal-align="justify" draw:textarea-vertical-align="middle" draw:auto-grow-height="false" fo:min-height="0.651cm" fo:min-width="0.656cm" fo:wrap-option="no-wrap"/>
    </style:style>
    <style:style style:name="gr49" style:family="graphic" style:parent-style-name="standard">
      <style:graphic-properties svg:stroke-color="#808080" draw:fill-color="#dddddd" draw:textarea-horizontal-align="justify" draw:textarea-vertical-align="middle" draw:auto-grow-height="false" fo:min-height="0.219cm" fo:min-width="0.2cm" fo:wrap-option="no-wrap"/>
    </style:style>
    <style:style style:name="gr50" style:family="graphic" style:parent-style-name="standard">
      <style:graphic-properties svg:stroke-color="#808080" draw:fill-color="#dddddd" draw:textarea-horizontal-align="justify" draw:textarea-vertical-align="middle" draw:auto-grow-height="false" fo:min-height="0.219cm" fo:min-width="0.298cm" fo:wrap-option="no-wrap"/>
    </style:style>
    <style:style style:name="gr51" style:family="graphic" style:parent-style-name="standard">
      <style:graphic-properties svg:stroke-color="#808080" draw:fill-color="#dddddd" draw:textarea-horizontal-align="justify" draw:textarea-vertical-align="middle" draw:auto-grow-height="false" fo:min-height="0.193cm" fo:min-width="0.349cm" fo:wrap-option="no-wrap"/>
    </style:style>
    <style:style style:name="gr52" style:family="graphic" style:parent-style-name="standard">
      <style:graphic-properties svg:stroke-color="#808080" draw:fill-color="#dddddd" draw:textarea-horizontal-align="justify" draw:textarea-vertical-align="middle" draw:auto-grow-height="false" fo:min-height="0.71cm" fo:min-width="1.216cm" fo:wrap-option="no-wrap"/>
    </style:style>
    <style:style style:name="gr53" style:family="graphic" style:parent-style-name="objectwithoutfill">
      <style:graphic-properties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color="#808080" draw:fill-color="#dddddd" draw:textarea-horizontal-align="justify" draw:textarea-vertical-align="middle" draw:auto-grow-height="false" fo:min-height="0.474cm" fo:min-width="0.275cm" fo:wrap-option="no-wrap"/>
    </style:style>
    <style:style style:name="gr55" style:family="graphic" style:parent-style-name="standard">
      <style:graphic-properties svg:stroke-color="#808080" draw:fill-color="#dddddd" draw:textarea-horizontal-align="justify" draw:textarea-vertical-align="middle" draw:auto-grow-height="false" fo:min-height="0.258cm" fo:min-width="0.589cm" fo:wrap-option="no-wrap"/>
    </style:style>
    <style:style style:name="gr56" style:family="graphic" style:parent-style-name="standard">
      <style:graphic-properties svg:stroke-color="#808080" draw:fill-color="#dddddd" draw:textarea-horizontal-align="justify" draw:textarea-vertical-align="middle" draw:auto-grow-height="false" fo:min-height="0.501cm" fo:min-width="0.828cm" fo:wrap-option="no-wrap"/>
    </style:style>
    <style:style style:name="gr57" style:family="graphic" style:parent-style-name="standard">
      <style:graphic-properties svg:stroke-color="#808080" draw:fill-color="#dddddd" draw:textarea-horizontal-align="justify" draw:textarea-vertical-align="middle" draw:auto-grow-height="false" fo:min-height="0.641cm" fo:min-width="1.031cm" fo:wrap-option="no-wrap"/>
    </style:style>
    <style:style style:name="gr58" style:family="graphic" style:parent-style-name="standard">
      <style:graphic-properties draw:textarea-horizontal-align="justify" draw:textarea-vertical-align="middle" draw:auto-grow-height="false" fo:min-height="0.419cm" fo:min-width="2.259cm"/>
    </style:style>
    <style:style style:name="P1" style:family="paragraph">
      <loext:graphic-properties draw:fill-color="#808080" draw:opacity="13%"/>
      <style:paragraph-properties fo:text-align="center"/>
    </style:style>
    <style:style style:name="P2" style:family="paragraph">
      <loext:graphic-properties draw:fill-color="#999966" draw:opacity="100%" draw:opacity-name="Transparency_20_9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579d1c"/>
      <style:paragraph-properties fo:text-align="center"/>
      <style:text-properties fo:font-size="5pt" style:font-size-asian="5pt" style:font-size-complex="5pt"/>
    </style:style>
    <style:style style:name="P5" style:family="paragraph">
      <loext:graphic-properties draw:fill-color="#330000"/>
      <style:paragraph-properties fo:text-align="center"/>
      <style:text-properties fo:color="#ffffff" fo:font-size="9pt" style:font-size-asian="9pt" style:font-size-complex="9pt"/>
    </style:style>
    <style:style style:name="P6" style:family="paragraph">
      <loext:graphic-properties draw:fill-color="#004586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loext:graphic-properties draw:fill-color="#ffcc00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-color="#b39b3f"/>
      <style:paragraph-properties fo:text-align="center"/>
      <style:text-properties fo:font-size="5pt" style:font-size-asian="5pt" style:font-size-complex="5pt"/>
    </style:style>
    <style:style style:name="P10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5189c2"/>
      <style:paragraph-properties fo:text-align="center"/>
      <style:text-properties fo:font-size="5pt" style:font-size-asian="5pt" style:font-size-complex="5pt"/>
    </style:style>
    <style:style style:name="P12" style:family="paragraph">
      <loext:graphic-properties draw:fill-color="#cf7133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-color="#007826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-color="#993366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76c7bc"/>
      <style:paragraph-properties fo:text-align="center"/>
      <style:text-properties fo:font-size="5pt" style:font-size-asian="5pt" style:font-size-complex="5pt"/>
    </style:style>
    <style:style style:name="P16" style:family="paragraph">
      <loext:graphic-properties draw:fill-color="#996633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color="#808080" fo:font-size="7.5pt" fo:background-color="#ffff00" style:font-size-asian="7.5pt" style:font-size-complex="7.5pt"/>
    </style:style>
    <style:style style:name="P18" style:family="paragraph">
      <loext:graphic-properties draw:fill-color="#1a7dd7"/>
      <style:paragraph-properties fo:text-align="center"/>
      <style:text-properties fo:font-size="5pt" style:font-size-asian="5pt" style:font-size-complex="5pt"/>
    </style:style>
    <style:style style:name="P19" style:family="paragraph">
      <loext:graphic-properties draw:fill-color="#dddddd"/>
      <style:paragraph-properties fo:text-align="center"/>
      <style:text-properties fo:color="#808080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5.5pt" style:font-size-asian="5.5pt" style:font-size-complex="5.5pt"/>
    </style:style>
    <style:style style:name="P22" style:family="paragraph">
      <loext:graphic-properties draw:fill="solid" draw:fill-color="#a305f9" draw:opacity="100%"/>
      <style:paragraph-properties fo:text-align="center"/>
    </style:style>
    <style:style style:name="P23" style:family="paragraph">
      <loext:graphic-properties draw:fill="none" draw:fill-color="#a305f9" draw:opacity="100%"/>
      <style:paragraph-properties fo:text-align="center"/>
    </style:style>
    <style:style style:name="P24" style:family="paragraph">
      <loext:graphic-properties draw:fill-color="#cc99cc"/>
      <style:paragraph-properties fo:text-align="center"/>
      <style:text-properties fo:color="#666666" fo:font-size="5pt" style:font-size-asian="5pt" style:font-size-complex="5pt"/>
    </style:style>
    <style:style style:name="P25" style:family="paragraph">
      <loext:graphic-properties draw:fill-color="#6699cc"/>
      <style:paragraph-properties fo:text-align="center"/>
    </style:style>
    <style:style style:name="P26" style:family="paragraph">
      <loext:graphic-properties draw:fill="none" draw:fill-color="#ffffff"/>
      <style:text-properties fo:font-size="5pt" style:font-size-asian="5pt" style:font-size-complex="5pt"/>
    </style:style>
    <style:style style:name="P27" style:family="paragraph">
      <loext:graphic-properties draw:fill-color="#dddddd"/>
      <style:paragraph-properties fo:text-align="center"/>
      <style:text-properties fo:color="#f44807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P28" style:family="paragraph">
      <loext:graphic-properties draw:fill="none"/>
      <style:paragraph-properties fo:text-align="center"/>
      <style:text-properties fo:color="#f54705" fo:font-size="5pt" fo:font-style="italic" fo:text-shadow="none" style:text-underline-style="solid" style:text-underline-width="auto" style:text-underline-color="font-color" fo:font-weight="bold" style:font-size-asian="5pt" style:font-style-asian="italic" style:font-weight-asian="bold" style:font-size-complex="5pt" style:font-style-complex="italic" style:font-weight-complex="bold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dddddd"/>
      <style:paragraph-properties fo:text-align="center"/>
      <style:text-properties fo:color="#00cc33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P32" style:family="paragraph">
      <loext:graphic-properties draw:fill-color="#dddddd"/>
      <style:paragraph-properties fo:text-align="center"/>
      <style:text-properties fo:color="#ff33ff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P3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7.5pt" fo:background-color="transparent" style:font-size-asian="7.5pt" style:font-size-complex="7.5pt"/>
    </style:style>
    <style:style style:name="T7" style:family="text">
      <style:text-properties fo:color="#ff0000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8" style:family="text">
      <style:text-properties fo:color="#ff00cc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9" style:family="text">
      <style:text-properties fo:color="#808080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0" style:family="text">
      <style:text-properties fo:color="#808080" fo:font-size="5pt" style:font-size-asian="5pt" style:font-size-complex="5pt"/>
    </style:style>
    <style:style style:name="T11" style:family="text">
      <style:text-properties fo:color="#ff00ff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2" style:family="text">
      <style:text-properties fo:color="#808080" style:font-name="Cantarell1" fo:font-size="5pt" fo:font-style="italic" fo:background-color="transparent" style:font-name-asian="Cantarell1" style:font-size-asian="5pt" style:font-style-asian="italic" style:font-size-complex="5pt" style:font-style-complex="italic"/>
    </style:style>
    <style:style style:name="T13" style:family="text">
      <style:text-properties fo:color="#ff0000" style:font-name="Cantarell1" fo:font-size="5pt" fo:font-style="italic" fo:background-color="transparent" style:font-name-asian="Cantarell1" style:font-size-asian="5pt" style:font-style-asian="italic" style:font-size-complex="5pt" style:font-style-complex="italic"/>
    </style:style>
    <style:style style:name="T14" style:family="text">
      <style:text-properties fo:color="#ff5900" style:font-name="Cantarell1" fo:font-size="5pt" fo:font-style="italic" fo:text-shadow="none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15" style:family="text">
      <style:text-properties fo:color="#ff6600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6" style:family="text">
      <style:text-properties fo:color="#f86508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7" style:family="text">
      <style:text-properties fo:color="#f5560a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8" style:family="text">
      <style:text-properties fo:color="#f97607" style:font-name="Cantarell1" fo:font-size="5pt" fo:font-style="italic" style:font-name-asian="Cantarell1" style:font-size-asian="5pt" style:font-style-asian="italic" style:font-size-complex="5pt" style:font-style-complex="italic"/>
    </style:style>
    <style:style style:name="T19" style:family="text">
      <style:text-properties fo:color="#666666" style:font-name="Cantarell1" fo:font-size="5pt" fo:font-style="italic" fo:text-shadow="none" style:text-underline-style="none" fo:font-weight="normal" style:font-name-asian="Cantarell1" style:font-size-asian="5pt" style:font-style-asian="italic" style:font-weight-asian="normal" style:font-size-complex="5pt" style:font-style-complex="italic" style:font-weight-complex="normal"/>
    </style:style>
    <style:style style:name="T20" style:family="text">
      <style:text-properties fo:color="#ff6600" style:font-name="Cantarell1" fo:font-size="5pt" fo:font-style="italic" fo:text-shadow="none" style:text-underline-style="none" fo:font-weight="normal" style:font-name-asian="Cantarell1" style:font-size-asian="5pt" style:font-style-asian="italic" style:font-weight-asian="normal" style:font-size-complex="5pt" style:font-style-complex="italic" style:font-weight-complex="normal"/>
    </style:style>
    <style:style style:name="T21" style:family="text">
      <style:text-properties fo:color="#ff5900" style:font-name="Cantarell1" fo:font-size="5pt" fo:font-style="italic" fo:text-shadow="none" style:text-underline-style="solid" style:text-underline-width="auto" style:text-underline-color="font-color" fo:font-weight="bold" fo:background-color="transparent" style:font-name-asian="Cantarell1" style:font-size-asian="5pt" style:font-style-asian="italic" style:font-weight-asian="bold" style:font-size-complex="5pt" style:font-style-complex="italic" style:font-weight-complex="bold"/>
    </style:style>
    <style:style style:name="T22" style:family="text">
      <style:text-properties fo:color="#ff6600" style:font-name="Cantarell1" fo:font-size="5pt" fo:font-style="italic" fo:background-color="transparent" style:font-name-asian="Cantarell1" style:font-size-asian="5pt" style:font-style-asian="italic" style:font-size-complex="5pt" style:font-style-complex="italic"/>
    </style:style>
    <style:style style:name="T23" style:family="text">
      <style:text-properties fo:color="#666666" fo:font-size="5pt" style:font-size-asian="5pt" style:font-size-complex="5pt"/>
    </style:style>
    <style:style style:name="T24" style:family="text">
      <style:text-properties fo:color="#666666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25" style:family="text">
      <style:text-properties fo:color="#fa6e08" fo:font-size="5pt" fo:font-style="italic" fo:text-shadow="none" style:text-underline-style="solid" style:text-underline-width="auto" style:text-underline-color="font-color" fo:font-weight="bold" style:font-size-asian="5pt" style:font-style-asian="italic" style:font-weight-asian="bold" style:font-size-complex="5pt" style:font-style-complex="italic" style:font-weight-complex="bold"/>
    </style:style>
    <style:style style:name="T26" style:family="text">
      <style:text-properties fo:color="#f74a0a" fo:font-size="5pt" fo:font-style="italic" fo:text-shadow="none" style:text-underline-style="solid" style:text-underline-width="auto" style:text-underline-color="font-color" fo:font-weight="bold" style:font-size-asian="5pt" style:font-style-asian="italic" style:font-weight-asian="bold" style:font-size-complex="5pt" style:font-style-complex="italic" style:font-weight-complex="bold"/>
    </style:style>
    <style:style style:name="T27" style:family="text">
      <style:text-properties fo:color="#f44807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28" style:family="text">
      <style:text-properties fo:color="#00cc33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29" style:family="text">
      <style:text-properties fo:color="#ff00ff" style:font-name="AR PL UKai CN" fo:font-size="5pt" fo:font-style="italic" style:text-underline-style="solid" style:text-underline-width="auto" style:text-underline-color="font-color" fo:font-weight="bold" style:font-name-asian="AR PL UKai CN" style:font-size-asian="5pt" style:font-style-asian="italic" style:font-weight-asian="bold" style:font-size-complex="5pt" style:font-style-complex="italic" style:font-weight-complex="bold"/>
    </style:style>
    <style:style style:name="T30" style:family="text">
      <style:text-properties fo:color="#ff6600" style:font-name="AR PL UKai CN" fo:font-size="5pt" fo:font-style="italic" style:text-underline-style="solid" style:text-underline-width="auto" style:text-underline-color="font-color" fo:font-weight="bold" style:font-name-asian="AR PL UKai CN" style:font-size-asian="5pt" style:font-style-asian="italic" style:font-weight-asian="bold" style:font-size-complex="5pt" style:font-style-complex="italic" style:font-weight-complex="bold"/>
    </style:style>
    <style:style style:name="T31" style:family="text">
      <style:text-properties fo:color="#ff6600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32" style:family="text">
      <style:text-properties fo:color="#ff33ff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33" style:family="text">
      <style:text-properties fo:color="#ff00ff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34" style:family="text">
      <style:text-properties fo:color="#ff6600" style:font-name="AR PL UKai HK" fo:font-size="5pt" fo:font-style="italic" style:text-underline-style="solid" style:text-underline-width="auto" style:text-underline-color="font-color" fo:font-weight="bold" style:font-name-asian="AR PL UKai HK" style:font-size-asian="5pt" style:font-style-asian="italic" style:font-weight-asian="bold" style:font-size-complex="5pt" style:font-style-complex="italic" style:font-weight-complex="bold"/>
    </style:style>
    <style:style style:name="T35" style:family="text">
      <style:text-properties fo:color="#ff00ff" style:font-name="AR PL UKai HK" fo:font-size="5pt" fo:font-style="italic" style:text-underline-style="solid" style:text-underline-width="auto" style:text-underline-color="font-color" fo:font-weight="bold" style:font-name-asian="AR PL UKai HK" style:font-size-asian="5pt" style:font-style-asian="italic" style:font-weight-asian="bold" style:font-size-complex="5pt" style:font-style-complex="italic" style:font-weight-complex="bold"/>
    </style:style>
    <style:style style:name="T36" style:family="text">
      <style:text-properties fo:color="#006699" style:font-name="AR PL UKai CN" fo:font-size="6.5pt" fo:font-style="italic" fo:text-shadow="1pt 1pt" style:text-underline-style="solid" style:text-underline-width="auto" style:text-underline-color="font-color" fo:font-weight="bold" fo:background-color="transparent" style:font-name-asian="AR PL UKai CN" style:font-size-asian="6.5pt" style:font-style-asian="italic" style:font-weight-asian="bold" style:font-size-complex="6.5pt" style:font-style-complex="italic" style:font-weight-complex="bold"/>
    </style:style>
    <style:style style:name="T37" style:family="text">
      <style:text-properties fo:color="#009999" style:font-name="Cantarell1" fo:font-size="5pt" fo:font-style="italic" style:text-underline-style="solid" style:text-underline-width="auto" style:text-underline-color="font-color" fo:font-weight="bold" style:font-name-asian="Cantarell1" style:font-size-asian="5pt" style:font-style-asian="italic" style:font-weight-asian="bold" style:font-size-complex="5pt" style:font-style-complex="italic" style:font-weight-complex="bold"/>
    </style:style>
    <style:style style:name="T3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1.662cm" svg:height="8.812cm" svg:x="7.665cm" svg:y="10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12cm" svg:height="8.812cm" svg:x="21.28cm" svg:y="10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292cm" svg:height="6.45cm" svg:x="5.182cm" svg:y="1.388cm">
          <text:p/>
          <draw:enhanced-geometry svg:viewBox="0 0 21600 21600" draw:text-areas="800 800 20800 20800" draw:type="round-rectangular-callout" draw:modifiers="28272.8095433978 3498.99240427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917cm" svg:height="0.608cm" svg:x="20.092cm" svg:y="1.872cm">
          <text:p text:style-name="P3"><text:span text:style-name="T1">业务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3.324cm" svg:height="1.523cm" svg:x="9.023cm" svg:y="17.112cm">
          <draw:glue-point draw:id="9" svg:x="5.012cm" svg:y="-1.458cm"/>
          <draw:glue-point draw:id="10" svg:x="5.012cm" svg:y="1.233cm"/>
          <draw:glue-point draw:id="11" svg:x="4.935cm" svg:y="2.458cm"/>
          <draw:glue-point draw:id="12" svg:x="5.012cm" svg:y="-2.421cm"/>
          <draw:glue-point draw:id="13" svg:x="2.325cm" svg:y="-4.793cm"/>
          <draw:glue-point draw:id="14" svg:x="1.432cm" svg:y="-4.931cm"/>
          <draw:glue-point draw:id="15" svg:x="0.415cm" svg:y="-5.009cm"/>
          <draw:glue-point draw:id="16" svg:x="-1.083cm" svg:y="-4.996cm"/>
          <draw:glue-point draw:id="17" svg:x="-2.388cm" svg:y="-4.655cm"/>
          <draw:glue-point draw:id="18" svg:x="-1.814cm" svg:y="-4.858cm"/>
          <draw:glue-point draw:id="19" svg:x="-3.757cm" svg:y="-4.235cm"/>
          <draw:glue-point draw:id="20" svg:x="-4.139cm" svg:y="-3.821cm"/>
          <draw:glue-point draw:id="21" svg:x="-4.711cm" svg:y="-3.328cm"/>
          <draw:glue-point draw:id="22" svg:x="-0.318cm" svg:y="-4.996cm"/>
          <draw:glue-point draw:id="23" svg:x="2.897cm" svg:y="-4.72cm"/>
          <draw:glue-point draw:id="24" svg:x="3.119cm" svg:y="-4.583cm"/>
          <draw:glue-point draw:id="25" svg:x="3.408cm" svg:y="-4.51cm"/>
          <draw:glue-point draw:id="26" svg:x="3.916cm" svg:y="-4.162cm"/>
          <draw:glue-point draw:id="27" svg:x="4.235cm" svg:y="-3.821cm"/>
          <draw:glue-point draw:id="28" svg:x="4.554cm" svg:y="-3.821cm"/>
          <draw:glue-point draw:id="29" svg:x="4.777cm" svg:y="-3.401cm"/>
          <draw:glue-point draw:id="30" svg:x="-1.528cm" svg:y="-4.931cm"/>
          <draw:glue-point draw:id="31" svg:x="-3.405cm" svg:y="-4.445cm"/>
          <draw:glue-point draw:id="32" svg:x="-2.611cm" svg:y="-4.72cm"/>
          <draw:glue-point draw:id="33" svg:x="0.285cm" svg:y="-1.805cm"/>
          <text:p text:style-name="P3"><text:span text:style-name="T2">数据库</text:span></text:p>
          <draw:enhanced-geometry svg:viewBox="0 0 88 21600" draw:glue-points="44 ?f6 44 0 0 10800 44 21600 88 10800" draw:text-areas="0 ?f6 88 ?f3" draw:type="can" draw:modifiers="7994.306049822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5" draw:id="id5" draw:layer="layout" svg:width="8.615cm" svg:height="0.619cm" svg:x="9.018cm" svg:y="10.841cm">
          <draw:glue-point draw:id="4" svg:x="-3.648cm" svg:y="-4.952cm"/>
          <draw:glue-point draw:id="5" svg:x="-2.993cm" svg:y="-4.952cm"/>
          <draw:glue-point draw:id="6" svg:x="-2.184cm" svg:y="-4.844cm"/>
          <draw:glue-point draw:id="7" svg:x="-1.349cm" svg:y="-5.011cm"/>
          <draw:glue-point draw:id="8" svg:x="-0.543cm" svg:y="-5.011cm"/>
          <draw:glue-point draw:id="9" svg:x="5.004cm" svg:y="-2.913cm"/>
          <draw:glue-point draw:id="10" svg:x="5.004cm" svg:y="2.637cm"/>
          <draw:glue-point draw:id="11" svg:x="0.562cm" svg:y="-5.011cm"/>
          <draw:glue-point draw:id="12" svg:x="1.248cm" svg:y="-4.844cm"/>
          <draw:glue-point draw:id="13" svg:x="2.206cm" svg:y="-4.844cm"/>
          <draw:glue-point draw:id="14" svg:x="3.041cm" svg:y="-4.952cm"/>
          <draw:glue-point draw:id="15" svg:x="3.819cm" svg:y="-5.011cm"/>
          <draw:glue-point draw:id="16" svg:x="4.337cm" svg:y="-5.011cm"/>
          <draw:glue-point draw:id="17" svg:x="-4.385cm" svg:y="-4.94cm"/>
          <draw:glue-point draw:id="18" svg:x="-3.967cm" svg:y="-4.832cm"/>
          <draw:glue-point draw:id="19" svg:x="1.71cm" svg:y="-5.011cm"/>
          <draw:glue-point draw:id="20" svg:x="2.725cm" svg:y="-4.94cm"/>
          <draw:glue-point draw:id="21" svg:x="0.663cm" svg:y="5.024cm"/>
          <draw:glue-point draw:id="22" svg:x="1.412cm" svg:y="4.668cm"/>
          <draw:glue-point draw:id="23" svg:x="1.69cm" svg:y="4.83cm"/>
          <draw:glue-point draw:id="24" svg:x="2.15cm" svg:y="4.83cm"/>
          <draw:glue-point draw:id="25" svg:x="-2.063cm" svg:y="4.668cm"/>
          <draw:glue-point draw:id="26" svg:x="-2.437cm" svg:y="4.491cm"/>
          <draw:glue-point draw:id="27" svg:x="-2.822cm" svg:y="4.83cm"/>
          <draw:glue-point draw:id="28" svg:x="-3.036cm" svg:y="4.313cm"/>
          <draw:glue-point draw:id="29" svg:x="3.466cm" svg:y="4.83cm"/>
          <draw:glue-point draw:id="30" svg:x="2.855cm" svg:y="4.83cm"/>
          <draw:glue-point draw:id="31" svg:x="2.556cm" svg:y="4.491cm"/>
          <draw:glue-point draw:id="32" svg:x="2.995cm" svg:y="4.491cm"/>
          <text:p text:style-name="P3"><text:span text:style-name="T3">业务接口</text:span></text:p>
          <draw:enhanced-geometry svg:viewBox="0 0 21600 21600" draw:path-stretchpoint-x="10800" draw:path-stretchpoint-y="10800" draw:text-areas="?f3 ?f4 ?f5 ?f6" draw:type="round-rectangle" draw:modifiers="6689.032258064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922cm" svg:height="0.631cm" svg:x="17.368cm" svg:y="1.858cm">
          <text:p text:style-name="P3"><text:span text:style-name="T1">业务</text:span><text:span text:style-name="T1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421cm" svg:height="2.412cm" svg:x="8.582cm" svg:y="4.88cm">
          <draw:glue-point draw:id="4" svg:x="-3.141cm" svg:y="-5.026cm"/>
          <draw:glue-point draw:id="5" svg:x="-1.808cm" svg:y="-4.886cm"/>
          <draw:glue-point draw:id="6" svg:x="1.397cm" svg:y="-4.728cm"/>
          <draw:glue-point draw:id="7" svg:x="2.907cm" svg:y="5.026cm"/>
          <draw:glue-point draw:id="8" svg:x="1.46cm" svg:y="5.026cm"/>
          <draw:glue-point draw:id="9" svg:x="-3.085cm" svg:y="5.026cm"/>
          <draw:glue-point draw:id="10" svg:x="-1.326cm" svg:y="4.991cm"/>
          <draw:glue-point draw:id="11" svg:x="5.007cm" svg:y="-3.012cm"/>
          <draw:glue-point draw:id="12" svg:x="5.007cm" svg:y="2.101cm"/>
          <draw:glue-point draw:id="13" svg:x="5.014cm" svg:y="3.52cm"/>
          <draw:glue-point draw:id="14" svg:x="5.007cm" svg:y="-1.698cm"/>
          <draw:glue-point draw:id="15" svg:x="5.014cm" svg:y="-4.063cm"/>
          <draw:glue-point draw:id="16" svg:x="4.971cm" svg:y="4.36cm"/>
          <draw:glue-point draw:id="17" svg:x="-4.177cm" svg:y="4.991cm" draw:escape-direction="left"/>
          <draw:glue-point draw:id="18" svg:x="-2.531cm" svg:y="4.991cm"/>
          <draw:glue-point draw:id="19" svg:x="-1.865cm" svg:y="4.991cm"/>
          <draw:glue-point draw:id="20" svg:x="-0.595cm" svg:y="5.026cm"/>
          <draw:glue-point draw:id="21" svg:x="0.73cm" svg:y="5.026cm"/>
          <draw:glue-point draw:id="22" svg:x="2.234cm" svg:y="4.991cm"/>
          <draw:glue-point draw:id="23" svg:x="3.446cm" svg:y="4.991cm"/>
          <draw:glue-point draw:id="24" svg:x="4.255cm" svg:y="4.991cm"/>
          <text:p text:style-name="P7"><text:span text:style-name="T4">逻辑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8" draw:id="id8" draw:layer="layout" svg:width="3.883cm" svg:height="0.993cm" svg:x="13.818cm" svg:y="17.43cm">
          <draw:glue-point draw:id="8" svg:x="5.015cm" svg:y="-2.372cm"/>
          <draw:glue-point draw:id="9" svg:x="5.015cm" svg:y="3.415cm"/>
          <draw:glue-point draw:id="10" svg:x="2.282cm" svg:y="-4.98cm"/>
          <draw:glue-point draw:id="11" svg:x="-4.9cm" svg:y="-2.372cm"/>
          <draw:glue-point draw:id="12" svg:x="-5.007cm" svg:y="2.253cm"/>
          <draw:glue-point draw:id="13" svg:x="-2.541cm" svg:y="-4.832cm"/>
          <draw:glue-point draw:id="14" svg:x="4.526cm" svg:y="-4.261cm"/>
          <draw:glue-point draw:id="15" svg:x="-4.671cm" svg:y="-3.818cm"/>
          <draw:glue-point draw:id="16" svg:x="-2.022cm" svg:y="5.014cm"/>
          <draw:glue-point draw:id="17" svg:x="-1.279cm" svg:y="4.956cm"/>
          <draw:glue-point draw:id="18" svg:x="-3.471cm" svg:y="4.956cm"/>
          <draw:glue-point draw:id="19" svg:x="-0.535cm" svg:y="5.014cm"/>
          <draw:glue-point draw:id="20" svg:x="0.617cm" svg:y="5.014cm"/>
          <draw:glue-point draw:id="21" svg:x="0.877cm" svg:y="5.014cm"/>
          <draw:glue-point draw:id="22" svg:x="1.251cm" svg:y="4.956cm"/>
          <draw:glue-point draw:id="23" svg:x="1.511cm" svg:y="5.014cm"/>
          <draw:glue-point draw:id="24" svg:x="1.81cm" svg:y="5.014cm"/>
          <draw:glue-point draw:id="25" svg:x="2.105cm" svg:y="5.014cm"/>
          <draw:glue-point draw:id="26" svg:x="2.29cm" svg:y="5.014cm"/>
          <draw:glue-point draw:id="27" svg:x="2.554cm" svg:y="5.014cm"/>
          <draw:glue-point draw:id="28" svg:x="2.849cm" svg:y="5.014cm"/>
          <draw:glue-point draw:id="29" svg:x="3.109cm" svg:y="4.956cm"/>
          <draw:glue-point draw:id="30" svg:x="3.852cm" svg:y="4.773cm"/>
          <draw:glue-point draw:id="31" svg:x="4.187cm" svg:y="4.956cm"/>
          <draw:glue-point draw:id="32" svg:x="-3.172cm" svg:y="-4.894cm"/>
          <draw:glue-point draw:id="33" svg:x="-4.128cm" svg:y="-4.894cm"/>
          <draw:glue-point draw:id="34" svg:x="-2.055cm" svg:y="-5.005cm"/>
          <draw:glue-point draw:id="35" svg:x="-1.728cm" svg:y="-5.005cm"/>
          <draw:glue-point draw:id="36" svg:x="-1.318cm" svg:y="-4.793cm"/>
          <draw:glue-point draw:id="37" svg:x="-0.8cm" svg:y="-4.894cm"/>
          <draw:glue-point draw:id="38" svg:x="-0.419cm" svg:y="-4.894cm"/>
          <draw:glue-point draw:id="39" svg:x="0.643cm" svg:y="-5.015cm"/>
          <draw:glue-point draw:id="40" svg:x="1.187cm" svg:y="-5.015cm"/>
          <draw:glue-point draw:id="41" svg:x="1.952cm" svg:y="-4.894cm"/>
          <draw:glue-point draw:id="42" svg:x="1.596cm" svg:y="-4.793cm"/>
          <text:p text:style-name="P3"><text:span text:style-name="T1">缓存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3688.732394366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0" xml:id="id6" draw:id="id6" draw:layer="layout" svg:width="8.618cm" svg:height="1.835cm" svg:x="9.046cm" svg:y="11.688cm">
          <draw:glue-point draw:id="4" svg:x="1.169cm" svg:y="-1.694cm"/>
          <draw:glue-point draw:id="5" svg:x="-5.009cm" svg:y="-3.052cm"/>
          <draw:glue-point draw:id="6" svg:x="-4.99cm" svg:y="-1.666cm"/>
          <draw:glue-point draw:id="7" svg:x="-4.931cm" svg:y="1.336cm"/>
          <draw:glue-point draw:id="8" svg:x="-4.931cm" svg:y="3.073cm"/>
          <draw:glue-point draw:id="9" svg:x="-3.313cm" svg:y="-4.952cm"/>
          <draw:glue-point draw:id="10" svg:x="-2.827cm" svg:y="-5.006cm"/>
          <draw:glue-point draw:id="11" svg:x="-2.125cm" svg:y="-4.952cm"/>
          <draw:glue-point draw:id="12" svg:x="-1.693cm" svg:y="-4.952cm"/>
          <draw:glue-point draw:id="13" svg:x="-1.153cm" svg:y="-4.952cm"/>
          <draw:glue-point draw:id="14" svg:x="-0.774cm" svg:y="-4.952cm"/>
          <draw:glue-point draw:id="15" svg:x="0.628cm" svg:y="-4.952cm"/>
          <draw:glue-point draw:id="16" svg:x="1.276cm" svg:y="-4.952cm"/>
          <draw:glue-point draw:id="17" svg:x="1.653cm" svg:y="-4.952cm"/>
          <draw:glue-point draw:id="18" svg:x="2.139cm" svg:y="-4.952cm"/>
          <draw:glue-point draw:id="19" svg:x="2.679cm" svg:y="-4.952cm"/>
          <draw:glue-point draw:id="20" svg:x="3.49cm" svg:y="-4.873cm"/>
          <draw:glue-point draw:id="21" svg:x="4.244cm" svg:y="-4.64cm"/>
          <draw:glue-point draw:id="22" svg:x="3.11cm" svg:y="-4.873cm"/>
          <draw:glue-point draw:id="23" svg:x="-4.987cm" svg:y="2.278cm"/>
          <draw:glue-point draw:id="24" svg:x="-4.932cm" svg:y="-1.022cm"/>
          <draw:glue-point draw:id="25" svg:x="-4.715cm" svg:y="-4.087cm"/>
          <draw:glue-point draw:id="26" svg:x="-4.715cm" svg:y="4.004cm"/>
          <draw:glue-point draw:id="27" svg:x="-4.972cm" svg:y="0.702cm"/>
          <draw:glue-point draw:id="28" svg:x="-4.944cm" svg:y="-0.474cm"/>
          <draw:glue-point draw:id="29" svg:x="-4.998cm" svg:y="-2.124cm"/>
          <draw:glue-point draw:id="30" svg:x="-4.89cm" svg:y="-3.775cm"/>
          <draw:glue-point draw:id="31" svg:x="-4.19cm" svg:y="-4.719cm"/>
          <draw:glue-point draw:id="32" svg:x="-4.458cm" svg:y="4.474cm"/>
          <draw:glue-point draw:id="33" svg:x="-4.055cm" svg:y="4.869cm"/>
          <draw:glue-point draw:id="34" svg:x="-3.613cm" svg:y="4.948cm"/>
          <draw:glue-point draw:id="35" svg:x="-3.368cm" svg:y="4.948cm"/>
          <draw:glue-point draw:id="36" svg:x="-3.208cm" svg:y="4.948cm"/>
          <draw:glue-point draw:id="37" svg:x="-2.864cm" svg:y="4.833cm"/>
          <draw:glue-point draw:id="38" svg:x="-2.693cm" svg:y="4.833cm"/>
          <draw:glue-point draw:id="39" svg:x="-2.52cm" svg:y="4.893cm"/>
          <draw:glue-point draw:id="40" svg:x="-2.139cm" svg:y="4.893cm"/>
          <draw:glue-point draw:id="41" svg:x="-1.796cm" svg:y="4.893cm"/>
          <draw:glue-point draw:id="42" svg:x="-1.611cm" svg:y="4.893cm"/>
          <draw:glue-point draw:id="43" svg:x="-1.341cm" svg:y="5.008cm"/>
          <draw:glue-point draw:id="44" svg:x="-0.359cm" svg:y="4.948cm"/>
          <draw:glue-point draw:id="45" svg:x="-0.457cm" svg:y="4.833cm"/>
          <draw:glue-point draw:id="46" svg:x="-0.74cm" svg:y="4.948cm"/>
          <draw:glue-point draw:id="47" svg:x="0.304cm" svg:y="5.008cm"/>
          <draw:glue-point draw:id="48" svg:x="0.684cm" svg:y="5.008cm"/>
          <draw:glue-point draw:id="49" svg:x="0.99cm" svg:y="5.008cm"/>
          <draw:glue-point draw:id="50" svg:x="1.397cm" svg:y="5.008cm"/>
          <draw:glue-point draw:id="51" svg:x="1.727cm" svg:y="5.008cm"/>
          <draw:glue-point draw:id="52" svg:x="2.317cm" svg:y="4.893cm"/>
          <draw:glue-point draw:id="53" svg:x="2.109cm" svg:y="4.948cm"/>
          <draw:glue-point draw:id="54" svg:x="2.538cm" svg:y="4.948cm"/>
          <draw:glue-point draw:id="55" svg:x="2.956cm" svg:y="4.833cm"/>
          <draw:glue-point draw:id="56" svg:x="3.337cm" svg:y="4.719cm"/>
          <draw:glue-point draw:id="57" svg:x="3.546cm" svg:y="4.659cm"/>
          <draw:glue-point draw:id="58" svg:x="3.669cm" svg:y="4.659cm"/>
          <draw:glue-point draw:id="59" svg:x="4.434cm" svg:y="-0.942cm"/>
          <draw:glue-point draw:id="60" svg:x="5.002cm" svg:y="-2.708cm"/>
          <draw:glue-point draw:id="61" svg:x="5.002cm" svg:y="2.016cm"/>
          <draw:glue-point draw:id="62" svg:x="5.002cm" svg:y="-1.427cm"/>
          <draw:glue-point draw:id="63" svg:x="5.002cm" svg:y="0.817cm"/>
          <text:p text:style-name="P3"><text:span text:style-name="T5">逻辑</text:span></text:p>
          <draw:enhanced-geometry svg:viewBox="0 0 21600 21600" draw:path-stretchpoint-x="10800" draw:path-stretchpoint-y="10800" draw:text-areas="?f3 ?f4 ?f5 ?f6" draw:type="round-rectangle" draw:modifiers="3936.753168376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4" draw:id="id4" draw:layer="layout" svg:width="2.064cm" svg:height="1.599cm" svg:x="21.139cm" svg:y="5.942cm">
          <draw:glue-point draw:id="4" svg:x="-5.007cm" svg:y="-1.856cm"/>
          <draw:glue-point draw:id="5" svg:x="-5.007cm" svg:y="2.066cm"/>
          <text:p text:style-name="P3"><text:span text:style-name="T1">服务</text:span><text:span text:style-name="T1">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3" draw:id="id3" draw:layer="layout" svg:width="1.41cm" svg:height="0.571cm" svg:x="21.778cm" svg:y="5.071cm">
          <draw:glue-point draw:id="4" svg:x="-4.978cm" svg:y="-1.733cm"/>
          <draw:glue-point draw:id="5" svg:x="-5.007cm" svg:y="2.189cm"/>
          <text:p text:style-name="P3"><text:span text:style-name="T1">服务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" draw:id="id1" draw:layer="layout" svg:width="1.41cm" svg:height="0.571cm" svg:x="21.768cm" svg:y="4.061cm">
          <draw:glue-point draw:id="4" svg:x="-4.971cm" svg:y="-2.119cm"/>
          <draw:glue-point draw:id="5" svg:x="-5cm" svg:y="1.873cm"/>
          <text:p text:style-name="P3"><text:span text:style-name="T1">服务</text:span><text:span text:style-name="T1">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2" draw:id="id2" draw:layer="layout" svg:width="1.686cm" svg:height="4.295cm" svg:x="21.951cm" svg:y="11.761cm">
          <draw:glue-point draw:id="4" svg:x="4.896cm" svg:y="-3.671cm"/>
          <draw:glue-point draw:id="5" svg:x="5.012cm" svg:y="-2.805cm"/>
          <draw:glue-point draw:id="6" svg:x="5.012cm" svg:y="-2.238cm"/>
          <draw:glue-point draw:id="7" svg:x="5.012cm" svg:y="-1.29cm"/>
          <draw:glue-point draw:id="8" svg:x="5.012cm" svg:y="1.036cm"/>
          <draw:glue-point draw:id="9" svg:x="5.012cm" svg:y="2.362cm"/>
          <draw:glue-point draw:id="10" svg:x="4.896cm" svg:y="3.199cm"/>
          <draw:glue-point draw:id="11" svg:x="5.012cm" svg:y="4.01cm"/>
          <draw:glue-point draw:id="12" svg:x="-5.012cm" svg:y="-3.455cm"/>
          <draw:glue-point draw:id="13" svg:x="-4.922cm" svg:y="-1.807cm"/>
          <draw:glue-point draw:id="14" svg:x="-4.806cm" svg:y="1.334cm"/>
          <draw:glue-point draw:id="15" svg:x="-5.012cm" svg:y="2.847cm"/>
          <text:p text:style-name="P3"><text:span text:style-name="T3">监</text:span></text:p>
          <text:p text:style-name="P3"><text:span text:style-name="T3">测</text:span></text:p>
          <text:p text:style-name="P3"><text:span text:style-name="T3">组</text:span></text:p>
          <text:p text:style-name="P3"><text:span text:style-name="T3">件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194cm" svg:height="1.299cm" svg:x="7.862cm" svg:y="1.784cm">
          <draw:glue-point draw:id="8" svg:x="-4.983cm" svg:y="-2.016cm"/>
          <draw:glue-point draw:id="9" svg:x="-4.983cm" svg:y="-3.179cm"/>
          <draw:glue-point draw:id="10" svg:x="-4.983cm" svg:y="1.062cm"/>
          <draw:glue-point draw:id="11" svg:x="-4.983cm" svg:y="1.824cm"/>
          <draw:glue-point draw:id="12" svg:x="-4.983cm" svg:y="2.694cm"/>
          <draw:glue-point draw:id="13" svg:x="-4.79cm" svg:y="3.918cm"/>
          <draw:glue-point draw:id="14" svg:x="-3.584cm" svg:y="4.965cm"/>
          <draw:glue-point draw:id="15" svg:x="-2.571cm" svg:y="5.011cm"/>
          <draw:glue-point draw:id="16" svg:x="-2.068cm" svg:y="5.011cm"/>
          <draw:glue-point draw:id="17" svg:x="-1.306cm" svg:y="5.011cm"/>
          <draw:glue-point draw:id="18" svg:x="0.971cm" svg:y="5.011cm"/>
          <draw:glue-point draw:id="19" svg:x="1.608cm" svg:y="5.011cm"/>
          <draw:glue-point draw:id="20" svg:x="3.123cm" svg:y="5.011cm"/>
          <text:p text:style-name="P3"><text:span text:style-name="T1">业务</text:span><text:span text:style-name="T1">A</text:span></text:p>
          <text:p text:style-name="P3"><text:span text:style-name="T1"><text:s/></text:span></text:p>
          <text:p text:style-name="P3"><text:span text:style-name="T1">服务</text:span></text:p>
          <text:p text:style-name="P3"><text:span text:style-name="T1">列表</text:span></text:p>
          <text:p text:style-name="P3"><text:span text:style-name="T1">缓存</text:span></text:p>
          <draw:enhanced-geometry svg:viewBox="0 0 21600 21600" draw:glue-points="10800 0 0 10800 10800 21600 21600 10800" draw:text-areas="0 0 21600 ?f11" draw:type="paper" draw:modifiers="19437.880274779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5" draw:layer="layout" svg:width="1.698cm" svg:height="2.095cm" svg:x="21.948cm" svg:y="16.276cm">
          <draw:glue-point draw:id="8" svg:x="-4.769cm" svg:y="-1.823cm"/>
          <draw:glue-point draw:id="9" svg:x="-4.874cm" svg:y="1.773cm"/>
          <text:p text:style-name="P3"><text:span text:style-name="T1">服务</text:span></text:p>
          <text:p text:style-name="P3"><text:span text:style-name="T1">实例</text:span></text:p>
          <text:p text:style-name="P3"><text:span text:style-name="T1">列表</text:span></text:p>
          <draw:enhanced-geometry svg:viewBox="0 0 21600 21600" draw:glue-points="10800 0 0 10800 10800 21600 21600 10800" draw:text-areas="0 0 21600 ?f11" draw:type="paper" draw:modifiers="14989.052383755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gon draw:style-name="gr17" draw:text-style-name="P3" draw:layer="layout" svg:width="0cm" svg:height="0cm" svg:x="9.512cm" svg:y="6.951cm" svg:viewBox="0 0 0 0" draw:points="0,0">
          <text:p/>
        </draw:polygon>
        <draw:polygon draw:style-name="gr17" draw:text-style-name="P3" draw:layer="layout" svg:width="0cm" svg:height="0cm" svg:x="10.503cm" svg:y="7.508cm" svg:viewBox="0 0 0 0" draw:points="0,0">
          <text:p/>
        </draw:polygon>
        <draw:custom-shape draw:style-name="gr18" draw:text-style-name="P16" draw:layer="layout" svg:width="0.917cm" svg:height="2.452cm" svg:x="5.757cm" svg:y="4.84cm">
          <draw:glue-point draw:id="4" svg:x="-3.141cm" svg:y="-5.026cm"/>
          <draw:glue-point draw:id="5" svg:x="-1.808cm" svg:y="-4.886cm"/>
          <draw:glue-point draw:id="6" svg:x="1.397cm" svg:y="-4.728cm"/>
          <draw:glue-point draw:id="7" svg:x="2.907cm" svg:y="5.026cm"/>
          <draw:glue-point draw:id="8" svg:x="1.46cm" svg:y="5.026cm"/>
          <draw:glue-point draw:id="9" svg:x="-3.085cm" svg:y="5.026cm"/>
          <draw:glue-point draw:id="10" svg:x="-1.326cm" svg:y="4.991cm"/>
          <draw:glue-point draw:id="11" svg:x="5.007cm" svg:y="-3.012cm"/>
          <draw:glue-point draw:id="12" svg:x="5.007cm" svg:y="2.101cm"/>
          <draw:glue-point draw:id="13" svg:x="5.014cm" svg:y="3.52cm"/>
          <draw:glue-point draw:id="14" svg:x="5.007cm" svg:y="-1.698cm"/>
          <draw:glue-point draw:id="15" svg:x="5.014cm" svg:y="-4.063cm"/>
          <draw:glue-point draw:id="16" svg:x="4.971cm" svg:y="4.36cm"/>
          <draw:glue-point draw:id="17" svg:x="-4.177cm" svg:y="4.991cm" draw:escape-direction="left"/>
          <draw:glue-point draw:id="18" svg:x="-2.531cm" svg:y="4.991cm"/>
          <draw:glue-point draw:id="19" svg:x="-1.865cm" svg:y="4.991cm"/>
          <draw:glue-point draw:id="20" svg:x="-0.595cm" svg:y="5.026cm"/>
          <draw:glue-point draw:id="21" svg:x="0.73cm" svg:y="5.026cm"/>
          <draw:glue-point draw:id="22" svg:x="2.234cm" svg:y="4.991cm"/>
          <draw:glue-point draw:id="23" svg:x="3.446cm" svg:y="4.991cm"/>
          <draw:glue-point draw:id="24" svg:x="4.255cm" svg:y="4.991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1.493cm" svg:height="0.879cm" svg:x="5.515cm" svg:y="5.433cm">
          <draw:text-box>
            <text:p text:style-name="P3"><text:span text:style-name="T6">接口</text:span></text:p>
          </draw:text-box>
        </draw:frame>
        <draw:custom-shape draw:style-name="gr20" draw:text-style-name="P18" draw:layer="layout" svg:width="2.286cm" svg:height="0.717cm" svg:x="2.584cm" svg:y="5.579cm">
          <text:p text:style-name="P3"><text:span text:style-name="T1">用户请求</text:span></text:p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1" draw:text-style-name="P19" draw:layer="layout" svg:width="1.619cm" svg:height="0.817cm" svg:x="5.952cm" svg:y="3.654cm">
          <text:p text:style-name="P3"><text:span text:style-name="T7">x-1</text:span></text:p>
          <text:p text:style-name="P3"><text:span text:style-name="T8">查询本地缓存</text:span></text:p>
          <text:p text:style-name="P3"><text:span text:style-name="T9"/></text:p>
          <draw:enhanced-geometry svg:viewBox="0 0 21600 21600" draw:glue-points="10800 0 3160 3160 0 10800 3160 18440 10800 21600 18440 18440 21600 10800 18440 3160 ?f14 ?f15" draw:text-areas="3200 3200 18400 18400" draw:type="round-callout" draw:modifiers="37360 21415.15892420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2" draw:text-style-name="P20" draw:layer="layout" svg:x1="8.981cm" svg:y1="4.792cm" svg:x2="8.121cm" svg:y2="3.082cm">
          <text:p/>
        </draw:line>
        <draw:frame draw:style-name="gr23" draw:text-style-name="P21" draw:layer="layout" svg:width="3.679cm" svg:height="1.326cm" svg:x="23.303cm" svg:y="6.608cm">
          <draw:text-box>
            <text:p><text:span text:style-name="T10">服务</text:span><text:span text:style-name="T10">X <text:s text:c="3"/></text:span><text:span text:style-name="T10">地址</text:span><text:span text:style-name="T10">: xxx.xx.xxx.02</text:span></text:p>
            <text:p><text:span text:style-name="T10"><text:s text:c="13"/></text:span><text:span text:style-name="T10">端口：</text:span><text:span text:style-name="T10">80</text:span></text:p>
          </draw:text-box>
        </draw:frame>
        <draw:line draw:style-name="gr24" draw:text-style-name="P20" draw:layer="layout" svg:x1="8.489cm" svg:y1="3.097cm" svg:x2="9.245cm" svg:y2="4.845cm">
          <text:p/>
        </draw:line>
        <draw:custom-shape draw:style-name="gr25" draw:text-style-name="P19" draw:layer="layout" svg:width="2.818cm" svg:height="2.107cm" svg:x="9.108cm" svg:y="2.203cm">
          <text:p text:style-name="P3"><text:span text:style-name="T11">本地缓存</text:span></text:p>
          <text:p text:style-name="P3"><text:span text:style-name="T9"><text:s/></text:span><text:span text:style-name="T9">如果（已缓存服务</text:span><text:span text:style-name="T9">X </text:span><text:span text:style-name="T9">地址）</text:span></text:p>
          <text:p text:style-name="P3"><text:span text:style-name="T12"><text:s text:c="2"/></text:span><text:span text:style-name="T13"><text:s text:c="4"/></text:span><text:span text:style-name="T9">返回该地址</text:span><text:span text:style-name="T14">执行</text:span><text:span text:style-name="T14">x-2.2</text:span></text:p>
          <text:p text:style-name="P3"><text:span text:style-name="T9"><text:s text:c="3"/></text:span><text:span text:style-name="T9">负责</text:span></text:p>
          <text:p text:style-name="P3"><text:span text:style-name="T9"><text:s text:c="10"/></text:span><text:span text:style-name="T15"><text:s/></text:span><text:span text:style-name="T9">返回 </text:span><text:span text:style-name="T15">null</text:span><text:span text:style-name="T14">执行</text:span><text:span text:style-name="T14">x-2.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74.671869457254 19110.05692599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26" draw:text-style-name="P22" draw:layer="layout" svg:width="0.18cm" svg:height="0.094cm" svg:x="20.793cm" svg:y="6.339cm" svg:viewBox="0 0 181 95" draw:points="181,63 0,95 13,0">
            <text:p/>
          </draw:polygon>
          <draw:line draw:style-name="gr27" draw:text-style-name="P23" draw:layer="layout" svg:x1="11.073cm" svg:y1="5.523cm" svg:x2="20.808cm" svg:y2="6.387cm">
            <text:p/>
          </draw:line>
        </draw:g>
        <draw:custom-shape draw:style-name="gr28" draw:text-style-name="P19" draw:layer="layout" svg:width="3.135cm" svg:height="1.547cm" svg:x="15.814cm" svg:y="3.407cm">
          <text:p text:style-name="P3"><text:span text:style-name="T16">x-2.2</text:span><text:span text:style-name="T11">调用服务</text:span><text:span text:style-name="T11">X</text:span><text:span text:style-name="T11">接口</text:span></text:p>
          <text:p text:style-name="P3"><text:span text:style-name="T9">获取服务</text:span><text:span text:style-name="T9">X</text:span><text:span text:style-name="T9">地址 </text:span></text:p>
          <text:p text:style-name="P3"><text:span text:style-name="T9">调用</text:span><text:span text:style-name="T9">X</text:span><text:span text:style-name="T9">接口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859.4387755102 330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9" draw:layer="layout" svg:width="2.28cm" svg:height="1.15cm" svg:x="5.958cm" svg:y="8.222cm">
          <text:p text:style-name="P3"><text:span text:style-name="T17">x-2.1</text:span><text:span text:style-name="T11">向注册中心查询</text:span></text:p>
          <text:p text:style-name="P3"><text:span text:style-name="T9">X</text:span><text:span text:style-name="T9">服务地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4.74791758 4560.20851433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0" draw:text-style-name="P20" draw:layer="layout" svg:x1="9.609cm" svg:y1="7.473cm" svg:x2="10.258cm" svg:y2="10.898cm">
          <text:p/>
        </draw:line>
        <draw:line draw:style-name="gr31" draw:text-style-name="P20" draw:layer="layout" svg:x1="10.655cm" svg:y1="10.798cm" svg:x2="9.871cm" svg:y2="7.389cm">
          <text:p/>
        </draw:line>
        <draw:line draw:style-name="gr31" draw:text-style-name="P20" draw:layer="layout" svg:x1="20.957cm" svg:y1="6.813cm" svg:x2="11.087cm" svg:y2="5.682cm">
          <text:p/>
        </draw:line>
        <draw:custom-shape draw:style-name="gr32" draw:text-style-name="P19" draw:layer="layout" svg:width="5.47cm" svg:height="2.689cm" svg:x="14.273cm" svg:y="6.615cm">
          <text:p text:style-name="P3"><text:span text:style-name="T18">x-3</text:span><text:span text:style-name="T11">调用服务</text:span><text:span text:style-name="T11">X</text:span><text:span text:style-name="T11">接口</text:span></text:p>
          <text:p text:style-name="P3"><text:span text:style-name="T9">如果（服务正常响应）</text:span></text:p>
          <text:p text:style-name="P3"><text:span text:style-name="T7"><text:s/></text:span><text:span text:style-name="T9">返回请求资源 </text:span><text:span text:style-name="T15">-&gt;response</text:span></text:p>
          <text:p text:style-name="P3"><text:span text:style-name="T9"><text:s text:c="2"/></text:span><text:span text:style-name="T9">否则</text:span><text:span text:style-name="T9">{</text:span></text:p>
          <text:p text:style-name="P3"><text:span text:style-name="T9">(</text:span><text:span text:style-name="T9">应依次尝试服务列表中可用服务）</text:span></text:p>
          <text:p text:style-name="P3"><text:span text:style-name="T9">如果 （服务列表中无可用服务</text:span><text:span text:style-name="T9">&amp;&amp;</text:span><text:span text:style-name="T9">本地服务列表未被更新）</text:span></text:p>
          <text:p text:style-name="P3"><text:span text:style-name="T14">执行 </text:span><text:span text:style-name="T14">x-2.1</text:span></text:p>
          <text:p text:style-name="P3"><text:span text:style-name="T19">否则</text:span></text:p>
          <text:p text:style-name="P3"><text:span text:style-name="T19">返回</text:span><text:span text:style-name="T20">NULL</text:span></text:p>
          <text:p text:style-name="P3"><text:span text:style-name="T19">}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97.8431730945 -5042.67657992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9" draw:layer="layout" svg:width="2.516cm" svg:height="1.667cm" svg:x="10.979cm" svg:y="8.369cm">
          <text:p text:style-name="P3"><text:span text:style-name="T11">注册中心响应</text:span></text:p>
          <text:p text:style-name="P3"><text:span text:style-name="T11">如果（查询到此服务）</text:span></text:p>
          <text:p text:style-name="P3"><text:span text:style-name="T12">返回该服务地址</text:span><text:span text:style-name="T21">执行 </text:span><text:span text:style-name="T21">x-2.2</text:span></text:p>
          <text:p text:style-name="P3"><text:span text:style-name="T12">否则</text:span></text:p>
          <text:p text:style-name="P3"><text:span text:style-name="T12">返回</text:span><text:span text:style-name="T22">null <text:s/></text:span><text:span text:style-name="T12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19.189511323 16989.928057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1.717cm" svg:height="0.956cm" svg:x="6.786cm" svg:y="5.02cm">
          <text:p text:style-name="P3"><text:span text:style-name="T23">该次请求需求</text:span></text:p>
          <text:p text:style-name="P3"><text:span text:style-name="T23">服务</text:span><text:span text:style-name="T23">X</text:span><text:span text:style-name="T23">支持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5" draw:layer="layout" svg:width="1.672cm" svg:height="0.966cm" svg:x="6.752cm" svg:y="6.112cm">
          <text:p text:style-name="P3"><text:span text:style-name="T24"><text:s/></text:span></text:p>
          <text:p text:style-name="P3"><text:span text:style-name="T25">5</text:span><text:span text:style-name="T24">请求成功</text:span></text:p>
          <text:p text:style-name="P3"><text:span text:style-name="T24">或者 服务不可用</text:span></text:p>
          <text:p text:style-name="P3"><text:span text:style-name="T26"/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20" draw:layer="layout" svg:x1="3.411cm" svg:y1="9.727cm" svg:x2="4.53cm" svg:y2="9.713cm">
          <text:p/>
        </draw:line>
        <draw:line draw:style-name="gr31" draw:text-style-name="P20" draw:layer="layout" svg:x1="4.531cm" svg:y1="9.337cm" svg:x2="3.413cm" svg:y2="9.322cm">
          <text:p/>
        </draw:line>
        <draw:frame draw:style-name="gr36" draw:text-style-name="P26" draw:layer="layout" svg:width="1.641cm" svg:height="0.691cm" svg:x="1.554cm" svg:y="9.093cm">
          <draw:text-box>
            <text:p><text:span text:style-name="T1">服务响应</text:span></text:p>
            <text:p><text:span text:style-name="T1"/></text:p>
          </draw:text-box>
        </draw:frame>
        <draw:frame draw:style-name="gr36" draw:text-style-name="P26" draw:layer="layout" svg:width="2.865cm" svg:height="0.691cm" svg:x="1.554cm" svg:y="9.534cm">
          <draw:text-box>
            <text:p><text:span text:style-name="T1">服务调用（流程</text:span><text:span text:style-name="T1">x</text:span><text:span text:style-name="T1">）</text:span></text:p>
            <text:p><text:span text:style-name="T1"/></text:p>
          </draw:text-box>
        </draw:frame>
        <draw:custom-shape draw:style-name="gr7" draw:text-style-name="P4" draw:layer="layout" svg:width="1.922cm" svg:height="0.631cm" svg:x="14.701cm" svg:y="1.858cm">
          <text:p text:style-name="P3"><text:span text:style-name="T1">业务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29.51969778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0" draw:layer="layout" draw:type="curve" draw:line-skew="3.787cm" svg:x1="23.178cm" svg:y1="4.346cm" svg:x2="23.637cm" svg:y2="15.63cm" draw:start-shape="id1" draw:start-glue-point="1" draw:end-shape="id2" draw:end-glue-point="11" svg:d="M23178 4346c7120 0 6891 11284 459 11284" svg:viewBox="0 0 5313 11285">
          <text:p/>
        </draw:connector>
        <draw:connector draw:style-name="gr37" draw:text-style-name="P20" draw:layer="layout" draw:type="curve" draw:line-skew="3.122cm" svg:x1="23.188cm" svg:y1="5.356cm" svg:x2="23.619cm" svg:y2="15.281cm" draw:start-shape="id3" draw:start-glue-point="1" draw:end-shape="id2" draw:end-glue-point="10" svg:d="M23188 5356c6108 0 5892 9925 431 9925" svg:viewBox="0 0 4555 9926">
          <text:p/>
        </draw:connector>
        <draw:connector draw:style-name="gr37" draw:text-style-name="P20" draw:layer="layout" draw:type="curve" draw:line-skew="2.379cm" svg:x1="23.203cm" svg:y1="6.741cm" svg:x2="23.637cm" svg:y2="14.922cm" draw:start-shape="id4" draw:start-glue-point="1" draw:end-shape="id2" draw:end-glue-point="9" svg:d="M23203 6741c4971 0 4754 8181 434 8181" svg:viewBox="0 0 3703 8182">
          <text:p/>
        </draw:connector>
        <draw:connector draw:style-name="gr38" draw:text-style-name="P20" draw:layer="layout" draw:type="curve" svg:x1="21.951cm" svg:y1="12.425cm" svg:x2="17.633cm" svg:y2="10.97cm" draw:start-shape="id2" draw:start-glue-point="12" draw:end-shape="id5" draw:end-glue-point="9" svg:d="M21951 12425c-3238 0-1080-1455-4318-1455" svg:viewBox="0 0 4319 1456">
          <text:p/>
        </draw:connector>
        <draw:connector draw:style-name="gr39" draw:text-style-name="P20" draw:layer="layout" draw:type="curve" draw:line-skew="-0.005cm" svg:x1="21.965cm" svg:y1="13.132cm" svg:x2="17.633cm" svg:y2="11.313cm" draw:start-shape="id2" draw:start-glue-point="13" draw:end-shape="id5" draw:end-glue-point="10" svg:d="M21965 13132c-3267 0-1101-1819-4332-1819" svg:viewBox="0 0 4333 1820">
          <text:p/>
        </draw:connector>
        <draw:frame draw:style-name="gr23" draw:text-style-name="P21" draw:layer="layout" svg:width="3.679cm" svg:height="1.326cm" svg:x="23.536cm" svg:y="5.019cm">
          <draw:text-box>
            <text:p><text:span text:style-name="T10">服务</text:span><text:span text:style-name="T10">y <text:s text:c="2"/></text:span><text:span text:style-name="T10">地址</text:span><text:span text:style-name="T10">: xxx.xx.xxx.01</text:span></text:p>
            <text:p><text:span text:style-name="T10"><text:s text:c="13"/></text:span><text:span text:style-name="T10">端口：</text:span><text:span text:style-name="T10">80</text:span></text:p>
          </draw:text-box>
        </draw:frame>
        <draw:custom-shape draw:style-name="gr40" draw:text-style-name="P19" draw:layer="layout" svg:width="1.937cm" svg:height="1.162cm" svg:x="23.888cm" svg:y="12.131cm">
          <text:p text:style-name="P3"><text:span text:style-name="T11">定时发送请求</text:span></text:p>
          <text:p text:style-name="P3"><text:span text:style-name="T11">监视服务是否正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63.1578947368 2804.4711951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27" draw:layer="layout" svg:width="1.654cm" svg:height="0.968cm" svg:x="19.459cm" svg:y="4.066cm">
          <text:p text:style-name="P3"><text:span text:style-name="T27">y-1</text:span></text:p>
          <text:p text:style-name="P3"><text:span text:style-name="T27">服务</text:span><text:span text:style-name="T27">y</text:span><text:span text:style-name="T27">进程异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253.0513595166 27373.37461300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7" draw:layer="layout" svg:width="1.885cm" svg:height="1.036cm" svg:x="26.396cm" svg:y="14.817cm">
          <text:p text:style-name="P3"><text:span text:style-name="T27">y-2</text:span></text:p>
          <text:p text:style-name="P3"><text:span text:style-name="T27">检测组件检测到</text:span></text:p>
          <text:p text:style-name="P3"><text:span text:style-name="T27">服务</text:span><text:span text:style-name="T27">y</text:span><text:span text:style-name="T27">异常终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47.61399787911 -2437.029893924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3" draw:text-style-name="P27" draw:layer="layout" svg:width="1.968cm" svg:height="1.542cm" svg:x="19.54cm" svg:y="13.433cm">
          <text:p text:style-name="P3"><text:span text:style-name="T27">y-3</text:span></text:p>
          <text:p text:style-name="P3"><text:span text:style-name="T27">检测组件</text:span></text:p>
          <text:p text:style-name="P3"><text:span text:style-name="T27">向注册中心请求</text:span></text:p>
          <text:p text:style-name="P3"><text:span text:style-name="T27">注销此服务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546.7750126968 -19612.18405703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0" draw:text-style-name="P20" draw:layer="layout" svg:x1="16.769cm" svg:y1="13.58cm" svg:x2="16.787cm" svg:y2="17.417cm">
          <text:p/>
        </draw:line>
        <draw:line draw:style-name="gr31" draw:text-style-name="P20" draw:layer="layout" svg:x1="17.046cm" svg:y1="17.441cm" svg:x2="17.07cm" svg:y2="13.575cm">
          <text:p/>
        </draw:line>
        <draw:connector draw:style-name="gr44" draw:text-style-name="P28" draw:layer="layout" draw:type="curve" svg:x1="11.967cm" svg:y1="13.502cm" svg:x2="10.685cm" svg:y2="17.112cm" draw:start-shape="id6" draw:start-glue-point="42" draw:end-shape="id7" draw:end-glue-point="5" svg:d="M11967 13502c0 2722-1282 918-1282 3610" svg:viewBox="0 0 1283 3611">
          <text:p/>
        </draw:connector>
        <draw:frame draw:style-name="gr45" draw:text-style-name="P29" draw:layer="layout" svg:width="5.658cm" svg:height="1.221cm" svg:x="1cm" svg:y="13.612cm">
          <draw:text-box>
            <text:p text:style-name="P7"><text:span text:style-name="T1">1</text:span><text:span text:style-name="T1">：对服务进程异常的判定（是否网络阻塞？是否可自行恢复？尝试失败次数？）</text:span></text:p>
          </draw:text-box>
        </draw:frame>
        <draw:frame draw:style-name="gr45" draw:text-style-name="P30" draw:layer="layout" svg:width="5.658cm" svg:height="1.221cm" svg:x="1.015cm" svg:y="14.305cm">
          <draw:text-box>
            <text:p text:style-name="P7"><text:span text:style-name="T1">2</text:span><text:span text:style-name="T1">：缓存策略 </text:span><text:span text:style-name="T1">(</text:span><text:span text:style-name="T1">只缓存经常使用的地址？服务实例数量有多少？）</text:span></text:p>
          </draw:text-box>
        </draw:frame>
        <draw:connector draw:style-name="gr46" draw:text-style-name="P28" draw:layer="layout" draw:type="curve" svg:x1="12.718cm" svg:y1="13.512cm" svg:x2="11.647cm" svg:y2="17.155cm" draw:start-shape="id6" draw:start-glue-point="46" draw:end-shape="id7" draw:end-glue-point="23" svg:d="M12718 13512c0 2707-1071 886-1071 3643" svg:viewBox="0 0 1072 3644">
          <text:p/>
        </draw:connector>
        <draw:line draw:style-name="gr30" draw:text-style-name="P20" draw:layer="layout" svg:x1="9.714cm" svg:y1="17.105cm" svg:x2="9.712cm" svg:y2="13.545cm">
          <text:p/>
        </draw:line>
        <draw:line draw:style-name="gr31" draw:text-style-name="P20" draw:layer="layout" svg:x1="9.362cm" svg:y1="13.492cm" svg:x2="9.381cm" svg:y2="17.216cm">
          <text:p/>
        </draw:line>
        <draw:custom-shape draw:style-name="gr47" draw:text-style-name="P31" draw:layer="layout" svg:width="1.049cm" svg:height="0.665cm" svg:x="12.796cm" svg:y="15.897cm">
          <text:p text:style-name="P3"><text:span text:style-name="T28">z-4</text:span></text:p>
          <text:p text:style-name="P3"><text:span text:style-name="T28">写入字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0.5714285714 -5610.810810810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31" draw:layer="layout" svg:width="1.642cm" svg:height="1.279cm" svg:x="15.054cm" svg:y="14.289cm">
          <text:p text:style-name="P3"><text:span text:style-name="T29">如果</text:span></text:p>
          <text:p text:style-name="P3"><text:span text:style-name="T29">查询到此服务</text:span></text:p>
          <text:p text:style-name="P3"><text:span text:style-name="T29">返回 <text:s text:c="2"/>数据</text:span></text:p>
          <text:p text:style-name="P3"><text:span text:style-name="T29">否则</text:span></text:p>
          <text:p text:style-name="P3"><text:span text:style-name="T29">返回 <text:s/>执行 </text:span><text:span text:style-name="T29">x</text:span><text:span text:style-name="T30">-5</text:span></text:p>
          <text:p text:style-name="P3"><text:span text:style-name="T28"/></text:p>
          <draw:enhanced-geometry svg:viewBox="0 0 21600 21600" draw:glue-points="10800 0 3160 3160 0 10800 3160 18440 10800 21600 18440 18440 21600 10800 18440 3160 ?f14 ?f15" draw:text-areas="3200 3200 18400 18400" draw:type="round-callout" draw:modifiers="26122.4589166159 18731.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32" draw:layer="layout" svg:width="0.994cm" svg:height="0.665cm" svg:x="15.607cm" svg:y="13.547cm">
          <text:p text:style-name="P3"><text:span text:style-name="T31">x-4</text:span></text:p>
          <text:p text:style-name="P3"><text:span text:style-name="T32">查询缓存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377.2864321608 22281.08108108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0" draw:text-style-name="P27" draw:layer="layout" svg:width="1.133cm" svg:height="0.665cm" svg:x="12.758cm" svg:y="14.965cm">
          <text:p text:style-name="P3"><text:span text:style-name="T27">y-4</text:span></text:p>
          <text:p text:style-name="P3"><text:span text:style-name="T27">删除字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314.2857142857 5740.540540540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31" draw:layer="layout" svg:width="1.205cm" svg:height="0.629cm" svg:x="7.519cm" svg:y="12.77cm">
          <text:p text:style-name="P3"><text:span text:style-name="T31">x-5</text:span></text:p>
          <text:p text:style-name="P3"><text:span text:style-name="T33">查询数据库</text:span></text:p>
          <text:p text:style-name="P3"><text:span text:style-name="T28"/></text:p>
          <draw:enhanced-geometry svg:viewBox="0 0 21600 21600" draw:glue-points="10800 0 3160 3160 0 10800 3160 18440 10800 21600 18440 18440 21600 10800 18440 3160 ?f14 ?f15" draw:text-areas="3200 3200 18400 18400" draw:type="round-callout" draw:modifiers="32328.3582089552 48205.71428571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2" draw:text-style-name="P31" draw:layer="layout" svg:width="2.438cm" svg:height="1.364cm" svg:x="6.438cm" svg:y="14.25cm">
          <text:p text:style-name="P3"><text:span text:style-name="T34">x-6</text:span></text:p>
          <text:p text:style-name="P3"><text:span text:style-name="T35">如果（数据库查到此服务）</text:span></text:p>
          <text:p text:style-name="P3"><text:span text:style-name="T35"><text:s text:c="2"/></text:span><text:span text:style-name="T35">返回数据</text:span></text:p>
          <text:p text:style-name="P3"><text:span text:style-name="T29">否则</text:span></text:p>
          <text:p text:style-name="P3"><text:span text:style-name="T29">返回 </text:span><text:span text:style-name="T29">nul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41.6974169742 23720.43956043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53" draw:text-style-name="P20" draw:layer="layout" draw:type="curve" svg:x1="17.664cm" svg:y1="12.605cm" svg:x2="17.701cm" svg:y2="17.927cm" draw:start-shape="id6" draw:start-glue-point="1" draw:end-shape="id8" draw:end-glue-point="7" svg:d="M17664 12605c807 0 788 5322 37 5322" svg:viewBox="0 0 604 5323">
          <text:p/>
        </draw:connector>
        <draw:custom-shape draw:style-name="gr54" draw:text-style-name="P31" draw:layer="layout" svg:width="1.099cm" svg:height="1.028cm" svg:x="18.582cm" svg:y="15.376cm">
          <text:p text:style-name="P3"><text:span text:style-name="T36">缓存</text:span></text:p>
          <text:p text:style-name="P3"><text:span text:style-name="T36">查询字段</text:span></text:p>
          <text:p text:style-name="P3"><text:span text:style-name="T28"/></text:p>
          <draw:enhanced-geometry svg:viewBox="0 0 21600 21600" draw:glue-points="10800 0 3160 3160 0 10800 3160 18440 10800 21600 18440 18440 21600 10800 18440 3160 ?f14 ?f15" draw:text-areas="3200 3200 18400 18400" draw:type="round-callout" draw:modifiers="-5832 20886.2973760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4" draw:text-style-name="P28" draw:layer="layout" draw:type="curve" svg:x1="14.558cm" svg:y1="13.523cm" svg:x2="14.3cm" svg:y2="17.383cm" draw:start-shape="id6" draw:start-glue-point="50" svg:d="M14558 13523c0 3271-258 1342-258 3860" svg:viewBox="0 0 259 3861">
          <text:p/>
        </draw:connector>
        <draw:custom-shape draw:style-name="gr50" draw:text-style-name="P27" draw:layer="layout" svg:width="1.133cm" svg:height="0.665cm" svg:x="12.887cm" svg:y="14.066cm">
          <text:p text:style-name="P3"><text:span text:style-name="T27">y-5</text:span></text:p>
          <text:p text:style-name="P3"><text:span text:style-name="T27">删除字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085.7142857143 -2464.86486486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5" draw:text-style-name="P31" draw:layer="layout" svg:width="1.547cm" svg:height="0.72cm" svg:x="20.409cm" svg:y="3.025cm">
          <text:p text:style-name="P3"><text:span text:style-name="T28">z-1</text:span></text:p>
          <text:p text:style-name="P3"><text:span text:style-name="T28">新加入服务</text:span><text:span text:style-name="T28">z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223.2558139535 30437.72538141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31" draw:layer="layout" svg:width="1.886cm" svg:height="1.065cm" svg:x="18.988cm" svg:y="16.744cm">
          <text:p text:style-name="P3"><text:span text:style-name="T28">z-2</text:span></text:p>
          <text:p text:style-name="P3"><text:span text:style-name="T28">新服务地址 </text:span></text:p>
          <text:p text:style-name="P3"><text:span text:style-name="T28">添加到检测组件的</text:span></text:p>
          <text:p text:style-name="P3"><text:span text:style-name="T28">发现列表</text:span></text:p>
          <text:p text:style-name="P3"><text:span text:style-name="T28"/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3378.6963434022 22045.77861163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31" draw:layer="layout" svg:width="1.886cm" svg:height="1.065cm" svg:x="24.818cm" svg:y="10.678cm">
          <text:p text:style-name="P3"><text:span text:style-name="T28">z-3</text:span></text:p>
          <text:p text:style-name="P3"><text:span text:style-name="T28">检测组件</text:span></text:p>
          <text:p text:style-name="P3"><text:span text:style-name="T28">检测到新服务</text:span></text:p>
          <text:p text:style-name="P3"><text:span text:style-name="T28">运行正常</text:span></text:p>
          <text:p text:style-name="P3"><text:span text:style-name="T28"/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12.2416534181 27597.74859287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31" draw:layer="layout" svg:width="1.886cm" svg:height="1.065cm" svg:x="20.585cm" svg:y="10.35cm">
          <text:p text:style-name="P3"><text:span text:style-name="T28">z-3</text:span></text:p>
          <text:p text:style-name="P3"><text:span text:style-name="T28">检测组件</text:span></text:p>
          <text:p text:style-name="P3"><text:span text:style-name="T28">向服务中心请求</text:span></text:p>
          <text:p text:style-name="P3"><text:span text:style-name="T28">注册此服务</text:span></text:p>
          <text:p text:style-name="P3"><text:span text:style-name="T28"/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525.59618441971 35642.02626641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31" draw:layer="layout" svg:width="2.175cm" svg:height="1.265cm" svg:x="24.047cm" svg:y="15.947cm">
          <text:p text:style-name="P3"><text:span text:style-name="T37">此列表</text:span></text:p>
          <text:p text:style-name="P3"><text:span text:style-name="T37">保存部署的服务实例 </text:span></text:p>
          <text:p text:style-name="P3"><text:span text:style-name="T37">并对其进行监测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831.61764705882 19893.83886255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6" draw:text-style-name="P28" draw:layer="layout" draw:type="curve" svg:x1="3.428cm" svg:y1="10.196cm" svg:x2="4.534cm" svg:y2="10.172cm" svg:d="M3428 10196c829 0 277-24 1106-24" svg:viewBox="0 0 1107 25">
          <text:p/>
        </draw:connector>
        <draw:connector draw:style-name="gr44" draw:text-style-name="P28" draw:layer="layout" draw:type="curve" svg:x1="3.45cm" svg:y1="10.706cm" svg:x2="4.504cm" svg:y2="10.664cm" svg:d="M3450 10706c790 0 264-42 1054-42" svg:viewBox="0 0 1055 43">
          <text:p/>
        </draw:connector>
        <draw:frame draw:style-name="gr36" draw:text-style-name="P26" draw:layer="layout" svg:width="1.641cm" svg:height="0.691cm" svg:x="1.554cm" svg:y="9.973cm">
          <draw:text-box>
            <text:p><text:span text:style-name="T1">注册</text:span><text:span text:style-name="T1">(</text:span><text:span text:style-name="T1">流程</text:span><text:span text:style-name="T1">z)</text:span></text:p>
            <text:p><text:span text:style-name="T1"/></text:p>
          </draw:text-box>
        </draw:frame>
        <draw:frame draw:style-name="gr36" draw:text-style-name="P26" draw:layer="layout" svg:width="1.641cm" svg:height="0.691cm" svg:x="1.562cm" svg:y="10.471cm">
          <draw:text-box>
            <text:p><text:span text:style-name="T1">注销</text:span><text:span text:style-name="T1">(</text:span><text:span text:style-name="T1">流程</text:span><text:span text:style-name="T1">y)</text:span></text:p>
            <text:p><text:span text:style-name="T1"/></text:p>
          </draw:text-box>
        </draw:frame>
        <draw:frame draw:style-name="gr23" draw:text-style-name="P21" draw:layer="layout" svg:width="3.679cm" svg:height="1.326cm" svg:x="23.413cm" svg:y="3.96cm">
          <draw:text-box>
            <text:p><text:span text:style-name="T10">服务</text:span><text:span text:style-name="T10">z <text:s text:c="2"/></text:span><text:span text:style-name="T10">地址</text:span><text:span text:style-name="T10">: xxx.xx.xxx.06</text:span></text:p>
            <text:p><text:span text:style-name="T10"><text:s text:c="13"/></text:span><text:span text:style-name="T10">端口：</text:span><text:span text:style-name="T10">80</text:span></text:p>
          </draw:text-box>
        </draw:frame>
        <draw:custom-shape draw:style-name="gr58" draw:text-style-name="P33" draw:layer="layout" svg:width="2.831cm" svg:height="0.741cm" svg:x="1.239cm" svg:y="12.642cm">
          <text:p text:style-name="P3"><text:span text:style-name="T38">遗留问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AR PL UKai HK" svg:font-family="'AR PL UKai HK'" style:font-pitch="variable"/>
    <style:font-face style:name="Cantarell" svg:font-family="Cantarell" style:font-pitch="variable"/>
    <style:font-face style:name="Cantarell1" svg:font-family="Cantarell" style:font-adornments="Bold" style:font-pitch="variable"/>
    <style:font-face style:name="Liberation Sans1" svg:font-family="'Liberation Sans'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draw:opacity draw:name="Transparency_20_96" draw:display-name="Transparency 96" draw:style="radial" draw:cx="50%" draw:cy="70%" draw:start="30%" draw:end="20%" draw:border="4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00:48:56.110738172</meta:creation-date>
    <meta:editing-duration>PT11M7S</meta:editing-duration>
    <meta:editing-cycles>4</meta:editing-cycles>
    <meta:generator>LibreOffice/5.2.7.2$Linux_X86_64 LibreOffice_project/20m0$Build-2</meta:generator>
    <dc:date>2018-01-26T01:53:10.738200325</dc:date>
    <meta:document-statistic meta:object-count="82"/>
  </office:meta>
</office:document-meta>
</file>